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839in"/>
    </style:style>
    <style:style style:name="co5" style:family="table-column">
      <style:table-column-properties fo:break-before="auto" style:column-width="2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8" table:default-cell-style-name="ce1"/>
        <table:table-row table:style-name="ro1">
          <table:table-cell/>
          <table:table-cell table:style-name="ce5" office:value-type="string" calcext:value-type="string" table:number-columns-spanned="5" table:number-rows-spanned="1">
            <text:p>MỤC LỤC PHỤNG V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 Nguyện</text:p>
          </table:table-cell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Tôi Vui Mừng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ù Sion Được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Cao Cung Lên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sai ten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4" office:value-type="string" calcext:value-type="string">
            <text:p>Alleluia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Mùa Vọng và Giáng Sinh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Bên Hang Đá</text:p>
          </table:table-cell>
          <table:table-cell table:style-name="ce4" office:value-type="float" office:value="184" calcext:value-type="float">
            <text:p>18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4" office:value-type="string" calcext:value-type="string">
            <text:p>Bên Máng Cỏ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uộc 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288" calcext:value-type="float">
            <text:p>28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6" calcext:value-type="float">
            <text:p>19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ãy Xót Thương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style-name="ce4" office:value-type="string" calcext:value-type="string">
            <text:p>Đêm Giáng Sinh</text:p>
          </table:table-cell>
          <table:table-cell table:style-name="ce4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iệp Thông Và Phục Vụ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string" calcext:value-type="string">
            <text:p>Giao Duyên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ướng Về Chúa</text:p>
          </table:table-cell>
          <table:table-cell table:style-name="ce3" office:value-type="float" office:value="139" calcext:value-type="float">
            <text:p>139</text:p>
          </table:table-cell>
          <table:table-cell/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39" calcext:value-type="float">
            <text:p>23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i Ngoại Giới Chết Rồi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iêm Nhường Phục Vụ</text:p>
          </table:table-cell>
          <table:table-cell table:style-name="ce3" office:value-type="float" office:value="141" calcext:value-type="float">
            <text:p>141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húc Nhạc Tôi Ca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Kinh Hòa Bình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ạy Thiên Chúa</text:p>
          </table:table-cell>
          <table:table-cell table:style-name="ce3" office:value-type="float" office:value="130" calcext:value-type="float">
            <text:p>130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a Dâng Chúa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a Viễn Khách</text:p>
          </table:table-cell>
          <table:table-cell table:style-name="ce3" office:value-type="float" office:value="122" calcext:value-type="float">
            <text:p>122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ời Con Kêu Khấn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ách 66: OK</text:p>
          </table:table-cell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ên Như Bé Thơ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3" calcext:value-type="float">
            <text:p>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lần 160,161:OK</text:p>
          </table:table-cell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Mục Đồng Hỡi 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bài khác nhau</text:p>
          </table:table-cell>
          <table:table-cell table:style-name="ce4" office:value-type="string" calcext:value-type="string">
            <text:p>Ngày Về</text:p>
          </table:table-cell>
          <table:table-cell table:style-name="ce4" office:value-type="float" office:value="162" calcext:value-type="float">
            <text:p>162</text:p>
          </table:table-cell>
          <table:table-cell/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4" office:value-type="string" calcext:value-type="string">
            <text:p>Này Con Thiên Chúa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style-name="ce4" office:value-type="string" calcext:value-type="string">
            <text:p>Ngày Thái Hòa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4" office:value-type="string" calcext:value-type="string">
            <text:p>Ngồi Tựa Dòng Sông Babylon</text:p>
          </table:table-cell>
          <table:table-cell table:style-name="ce4"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Ơn Phù Trợ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4" office:value-type="string" calcext:value-type="string">
            <text:p>Nhạc Hòa Bình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Nhìn Về Chúa</text:p>
          </table:table-cell>
          <table:table-cell table:style-name="ce4"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table:style-name="ce3" office:value-type="string" calcext:value-type="string">
            <text:p>Noel không có Chúa</text:p>
          </table:table-cell>
          <table:table-cell table:style-name="ce3"/>
          <table:table-cell office:value-type="string" calcext:value-type="string">
            <text:p>Thiếu 204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Tìm Người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table:style-name="ce4" office:value-type="string" calcext:value-type="string">
            <text:p>Noel Về</text:p>
          </table:table-cell>
          <table:table-cell table:style-name="ce4"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1" calcext:value-type="float">
            <text:p>151</text:p>
          </table:table-cell>
          <table:table-cell/>
          <table:table-cell table:style-name="ce4" office:value-type="string" calcext:value-type="string">
            <text:p>Nơi Belem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ình Yêu Mãnh Liệt</text:p>
          </table:table-cell>
          <table:table-cell table:style-name="ce4" office:value-type="float" office:value="114" calcext:value-type="float">
            <text:p>114</text:p>
          </table:table-cell>
          <table:table-cell/>
          <table:table-cell table:style-name="ce3" office:value-type="string" calcext:value-type="string">
            <text:p>Say Noel</text:p>
          </table:table-cell>
          <table:table-cell table:style-name="ce3"/>
          <table:table-cell office:value-type="string" calcext:value-type="string">
            <text:p>Thiếu 25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277" calcext:value-type="float">
            <text:p>277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ời Bừng Vui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rong Cánh Đồng Belem 1</text:p>
          </table:table-cell>
          <table:table-cell table:style-name="ce4" office:value-type="float" office:value="266" calcext:value-type="float">
            <text:p>266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69" calcext:value-type="float">
            <text:p>269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Sách 166</text:p>
          </table:table-cell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Vị Cứu Tinh</text:p>
          </table:table-cell>
          <table:table-cell table:style-name="ce3" office:value-type="float" office:value="254" calcext:value-type="float">
            <text:p>254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Mùa Chay và Phục Sinh</text:p>
          </table:table-cell>
          <table:table-cell table:style-name="ce4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2" table:number-rows-repeated="18">
          <table:table-cell/>
          <table:table-cell table:style-name="ce4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2" table:number-rows-repeated="19">
          <table:table-cell/>
          <table:table-cell table:style-name="ce4" table:number-columns-repeated="2"/>
          <table:table-cell table:number-columns-repeated="1021"/>
        </table:table-row>
        <table:table-row table:style-name="ro2" table:number-rows-repeated="9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B3:'muc-luc'.C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1:25:34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22:07:24.338000000</dc:date>
    <meta:editing-duration>PT1H1M3S</meta:editing-duration>
    <meta:editing-cycles>44</meta:editing-cycles>
    <meta:generator>LibreOffice/7.1.4.2$Windows_X86_64 LibreOffice_project/a529a4fab45b75fefc5b6226684193eb000654f6</meta:generator>
    <meta:document-statistic meta:table-count="1" meta:cell-count="215" meta:object-count="0"/>
  </office:meta>
</office:document-meta>
</file>